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Replacements/Object 4" manifest:media-type=""/>
  <manifest:file-entry manifest:full-path="Object 4" manifest:media-type="application/octet-stream"/>
  <manifest:file-entry manifest:full-path="Object 1" manifest:media-type="application/octet-stream"/>
  <manifest:file-entry manifest:full-path="ObjectReplacements/Object 3" manifest:media-type=""/>
  <manifest:file-entry manifest:full-path="ObjectReplacements/Object 2" manifest:media-type=""/>
  <manifest:file-entry manifest:full-path="Object 2" manifest:media-type="application/octet-stream"/>
  <manifest:file-entry manifest:full-path="ObjectReplacements/Object 1" manifest:media-type=""/>
  <manifest:file-entry manifest:full-path="Object 3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lfaen" svg:font-family="Sylfaen" style:font-family-generic="roman" style:font-pitch="variable" svg:panose-1="1 10 5 2 5 3 6 3 3 3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-asian="Calibri" style:font-name-complex="Calibri" fo:color="#FF0000" fo:background-color="#FFFF00"/>
    </style:style>
    <style:style style:name="T3" style:parent-style-name="DefaultParagraphFont" style:family="text">
      <style:text-properties style:font-name-asian="Calibri" style:font-name-complex="Calibri" fo:color="#FF0000" fo:background-color="#FFFF00"/>
    </style:style>
    <style:style style:name="T4" style:parent-style-name="DefaultParagraphFont" style:family="text">
      <style:text-properties style:font-name-asian="Calibri" style:font-name-complex="Calibri" fo:color="#FF0000" fo:background-color="#FFFF00"/>
    </style:style>
    <style:style style:name="T5" style:parent-style-name="DefaultParagraphFont" style:family="text">
      <style:text-properties style:font-name-asian="Calibri" style:font-name-complex="Calibri" fo:color="#FF0000" fo:background-color="#FFFF00"/>
    </style:style>
    <style:style style:name="T6" style:parent-style-name="DefaultParagraphFont" style:family="text">
      <style:text-properties style:font-name-asian="Calibri" style:font-name-complex="Calibri" fo:color="#FF0000" fo:background-color="#FFFF00"/>
    </style:style>
    <style:style style:name="T7" style:parent-style-name="DefaultParagraphFont" style:family="text">
      <style:text-properties style:font-name-asian="Calibri" style:font-name-complex="Calibri" fo:color="#FF0000" fo:background-color="#FFFF00"/>
    </style:style>
    <style:style style:name="T8" style:parent-style-name="DefaultParagraphFont" style:family="text">
      <style:text-properties style:font-name-asian="Calibri" style:font-name-complex="Calibri" fo:color="#FF0000" fo:background-color="#FFFF00"/>
    </style:style>
    <style:style style:name="T9" style:parent-style-name="DefaultParagraphFont" style:family="text">
      <style:text-properties style:font-name-asian="Calibri" style:font-name-complex="Calibri" fo:color="#FF0000" fo:background-color="#FFFF00"/>
    </style:style>
    <style:style style:name="T10" style:parent-style-name="DefaultParagraphFont" style:family="text">
      <style:text-properties style:font-name-asian="Calibri" style:font-name-complex="Calibri" fo:font-weight="bold" style:font-weight-asian="bold"/>
    </style:style>
    <style:style style:name="T11" style:parent-style-name="DefaultParagraphFont" style:family="text">
      <style:text-properties style:font-name-asian="Calibri" style:font-name-complex="Calibri"/>
    </style:style>
    <style:style style:name="T12" style:parent-style-name="DefaultParagraphFont" style:family="text">
      <style:text-properties style:font-name-asian="Calibri" style:font-name-complex="Calibri"/>
    </style:style>
    <style:style style:name="T13" style:parent-style-name="DefaultParagraphFont" style:family="text">
      <style:text-properties style:font-name-asian="Calibri" style:font-name-complex="Calibri"/>
    </style:style>
    <style:style style:name="T14" style:parent-style-name="DefaultParagraphFont" style:family="text">
      <style:text-properties style:font-name-asian="Calibri" style:font-name-complex="Calibri"/>
    </style:style>
    <style:style style:name="T15" style:parent-style-name="DefaultParagraphFont" style:family="text">
      <style:text-properties style:font-name-asian="Calibri" style:font-name-complex="Calibri"/>
    </style:style>
    <style:style style:name="T16" style:parent-style-name="DefaultParagraphFont" style:family="text">
      <style:text-properties style:font-name-asian="Calibri" style:font-name-complex="Calibri"/>
    </style:style>
    <style:style style:name="T17" style:parent-style-name="DefaultParagraphFont" style:family="text">
      <style:text-properties style:font-name-asian="Calibri" style:font-name-complex="Calibri"/>
    </style:style>
    <style:style style:name="T18" style:parent-style-name="DefaultParagraphFont" style:family="text">
      <style:text-properties style:font-name-asian="Calibri" style:font-name-complex="Calibri"/>
    </style:style>
    <style:style style:name="T19" style:parent-style-name="DefaultParagraphFont" style:family="text">
      <style:text-properties style:font-name-asian="Calibri" style:font-name-complex="Calibri"/>
    </style:style>
    <style:style style:name="T20" style:parent-style-name="DefaultParagraphFont" style:family="text">
      <style:text-properties style:font-name-asian="Calibri" style:font-name-complex="Calibri"/>
    </style:style>
    <style:style style:name="T21" style:parent-style-name="DefaultParagraphFont" style:family="text">
      <style:text-properties style:font-name-asian="Calibri" style:font-name-complex="Calibri"/>
    </style:style>
    <style:style style:name="T22" style:parent-style-name="DefaultParagraphFont" style:family="text">
      <style:text-properties style:font-name-asian="Calibri" style:font-name-complex="Calibri"/>
    </style:style>
    <style:style style:name="T23" style:parent-style-name="DefaultParagraphFont" style:family="text">
      <style:text-properties style:font-name-asian="Calibri" style:font-name-complex="Calibri"/>
    </style:style>
    <style:style style:name="T24" style:parent-style-name="DefaultParagraphFont" style:family="text">
      <style:text-properties style:font-name-asian="Calibri" style:font-name-complex="Calibri"/>
    </style:style>
    <style:style style:name="T25" style:parent-style-name="DefaultParagraphFont" style:family="text">
      <style:text-properties style:font-name-asian="Calibri" style:font-name-complex="Calibri"/>
    </style:style>
    <style:style style:name="T26" style:parent-style-name="DefaultParagraphFont" style:family="text">
      <style:text-properties style:font-name-asian="Calibri" style:font-name-complex="Calibri" fo:font-weight="bold" style:font-weight-asian="bold"/>
    </style:style>
    <style:style style:name="T27" style:parent-style-name="DefaultParagraphFont" style:family="text">
      <style:text-properties style:font-name-asian="Calibri" style:font-name-complex="Calibri"/>
    </style:style>
    <style:style style:name="T28" style:parent-style-name="DefaultParagraphFont" style:family="text">
      <style:text-properties style:font-name-asian="Calibri" style:font-name-complex="Calibri"/>
    </style:style>
    <style:style style:name="T29" style:parent-style-name="DefaultParagraphFont" style:family="text">
      <style:text-properties style:font-name-asian="Calibri" style:font-name-complex="Calibri"/>
    </style:style>
    <style:style style:name="T30" style:parent-style-name="DefaultParagraphFont" style:family="text">
      <style:text-properties style:font-name-asian="Calibri" style:font-name-complex="Calibri"/>
    </style:style>
    <style:style style:name="T31" style:parent-style-name="DefaultParagraphFont" style:family="text">
      <style:text-properties style:font-name-asian="Calibri" style:font-name-complex="Calibri"/>
    </style:style>
    <style:style style:name="T32" style:parent-style-name="DefaultParagraphFont" style:family="text">
      <style:text-properties style:font-name-asian="Calibri" style:font-name-complex="Calibri"/>
    </style:style>
    <style:style style:name="T33" style:parent-style-name="DefaultParagraphFont" style:family="text">
      <style:text-properties style:font-name-asian="Calibri" style:font-name-complex="Calibri"/>
    </style:style>
    <style:style style:name="T34" style:parent-style-name="DefaultParagraphFont" style:family="text">
      <style:text-properties style:font-name-asian="Calibri" style:font-name-complex="Calibri"/>
    </style:style>
    <style:style style:name="T35" style:parent-style-name="DefaultParagraphFont" style:family="text">
      <style:text-properties style:font-name-asian="Calibri" style:font-name-complex="Calibri"/>
    </style:style>
    <style:style style:name="T36" style:parent-style-name="DefaultParagraphFont" style:family="text">
      <style:text-properties style:font-name-asian="Calibri" style:font-name-complex="Calibri"/>
    </style:style>
    <style:style style:name="T37" style:parent-style-name="DefaultParagraphFont" style:family="text">
      <style:text-properties style:font-name-asian="Calibri" style:font-name-complex="Calibri"/>
    </style:style>
    <style:style style:name="T38" style:parent-style-name="DefaultParagraphFont" style:family="text">
      <style:text-properties style:font-name-asian="Calibri" style:font-name-complex="Calibri"/>
    </style:style>
    <style:style style:name="T39" style:parent-style-name="DefaultParagraphFont" style:family="text">
      <style:text-properties style:font-name-asian="Calibri" style:font-name-complex="Calibri"/>
    </style:style>
    <style:style style:name="T40" style:parent-style-name="DefaultParagraphFont" style:family="text">
      <style:text-properties style:font-name-asian="Calibri" style:font-name-complex="Calibri"/>
    </style:style>
    <style:style style:name="T41" style:parent-style-name="DefaultParagraphFont" style:family="text">
      <style:text-properties style:font-name-asian="Calibri" style:font-name-complex="Calibri" fo:font-weight="bold" style:font-weight-asian="bold"/>
    </style:style>
    <style:style style:name="T42" style:parent-style-name="DefaultParagraphFont" style:family="text">
      <style:text-properties style:font-name="Sylfaen" style:font-name-asian="Sylfaen" style:font-name-complex="Sylfaen" fo:font-size="10pt" style:font-size-asian="10pt"/>
    </style:style>
    <style:style style:name="T43" style:parent-style-name="DefaultParagraphFont" style:family="text">
      <style:text-properties style:font-name="Sylfaen" style:font-name-asian="Sylfaen" style:font-name-complex="Sylfaen" fo:font-size="10pt" style:font-size-asian="10pt"/>
    </style:style>
    <style:style style:name="T44" style:parent-style-name="DefaultParagraphFont" style:family="text">
      <style:text-properties style:font-name="Sylfaen" style:font-name-asian="Sylfaen" style:font-name-complex="Sylfaen" fo:font-size="10pt" style:font-size-asian="10pt"/>
    </style:style>
    <style:style style:name="T45" style:parent-style-name="DefaultParagraphFont" style:family="text">
      <style:text-properties style:font-name="Sylfaen" style:font-name-asian="Sylfaen" style:font-name-complex="Sylfaen" fo:font-size="10pt" style:font-size-asian="10pt"/>
    </style:style>
    <style:style style:name="T46" style:parent-style-name="DefaultParagraphFont" style:family="text">
      <style:text-properties style:font-name="Sylfaen" style:font-name-asian="Sylfaen" style:font-name-complex="Sylfaen" fo:font-size="10pt" style:font-size-asian="10pt"/>
    </style:style>
    <style:style style:name="T47" style:parent-style-name="DefaultParagraphFont" style:family="text">
      <style:text-properties style:font-name="Sylfaen" style:font-name-asian="Sylfaen" style:font-name-complex="Sylfaen" fo:font-size="10pt" style:font-size-asian="10pt"/>
    </style:style>
    <style:style style:name="T48" style:parent-style-name="DefaultParagraphFont" style:family="text">
      <style:text-properties style:font-name="Sylfaen" style:font-name-asian="Sylfaen" style:font-name-complex="Sylfaen" fo:font-size="10pt" style:font-size-asian="10pt"/>
    </style:style>
    <style:style style:name="T49" style:parent-style-name="DefaultParagraphFont" style:family="text">
      <style:text-properties style:font-name="Sylfaen" style:font-name-asian="Sylfaen" style:font-name-complex="Sylfaen" fo:font-size="10pt" style:font-size-asian="10pt"/>
    </style:style>
    <style:style style:name="T50" style:parent-style-name="DefaultParagraphFont" style:family="text">
      <style:text-properties style:font-name="Sylfaen" style:font-name-asian="Sylfaen" style:font-name-complex="Sylfaen" fo:font-size="10pt" style:font-size-asian="10pt"/>
    </style:style>
    <style:style style:name="T51" style:parent-style-name="DefaultParagraphFont" style:family="text">
      <style:text-properties style:font-name="Sylfaen" style:font-name-asian="Sylfaen" style:font-name-complex="Sylfaen" fo:font-size="10pt" style:font-size-asian="10pt"/>
    </style:style>
    <style:style style:name="T52" style:parent-style-name="DefaultParagraphFont" style:family="text">
      <style:text-properties style:font-name="Sylfaen" style:font-name-asian="Sylfaen" style:font-name-complex="Sylfaen" fo:font-size="10pt" style:font-size-asian="10pt"/>
    </style:style>
    <style:style style:name="T53" style:parent-style-name="DefaultParagraphFont" style:family="text">
      <style:text-properties style:font-name="Sylfaen" style:font-name-asian="Sylfaen" style:font-name-complex="Sylfaen" fo:font-size="10pt" style:font-size-asian="10pt"/>
    </style:style>
    <style:style style:name="T54" style:parent-style-name="DefaultParagraphFont" style:family="text">
      <style:text-properties style:font-name="Sylfaen" style:font-name-asian="Sylfaen" style:font-name-complex="Sylfaen" fo:font-size="10pt" style:font-size-asian="10pt"/>
    </style:style>
    <style:style style:name="T55" style:parent-style-name="DefaultParagraphFont" style:family="text">
      <style:text-properties style:font-name="Sylfaen" style:font-name-asian="Sylfaen" style:font-name-complex="Sylfaen" fo:font-size="10pt" style:font-size-asian="10pt"/>
    </style:style>
    <style:style style:name="T56" style:parent-style-name="DefaultParagraphFont" style:family="text">
      <style:text-properties style:font-name="Sylfaen" style:font-name-asian="Sylfaen" style:font-name-complex="Sylfaen" fo:font-size="10pt" style:font-size-asian="10pt"/>
    </style:style>
    <style:style style:name="P57" style:parent-style-name="Normal" style:family="paragraph">
      <style:paragraph-properties fo:text-align="center"/>
    </style:style>
    <style:style style:name="T58" style:parent-style-name="DefaultParagraphFont" style:family="text">
      <style:text-properties fo:font-weight="bold" style:font-weight-asian="bold" fo:font-style="italic" style:font-style-asian="italic" fo:color="#70AD47" fo:font-size="14pt" style:font-size-asian="14pt"/>
    </style:style>
    <style:style style:name="T59" style:parent-style-name="DefaultParagraphFont" style:family="text">
      <style:text-properties style:font-name="Wingdings" style:font-name-asian="Wingdings" style:font-name-complex="Wingdings" fo:font-weight="bold" style:font-weight-asian="bold" fo:font-style="italic" style:font-style-asian="italic" fo:color="#70AD47" fo:font-size="14pt" style:font-size-asian="14pt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4167in" svg:stroke-color="#54823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4167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Normal"><text:span text:style-name="T2">Start Morning:</text:span></text:p>
      <text:p text:style-name="Normal"><text:span text:style-name="T3">if Saturday:</text:span></text:p>
      <text:p text:style-name="Normal"><text:span text:style-name="T4">    going in fishing:</text:span></text:p>
      <text:p text:style-name="Normal"><text:span text:style-name="T5">else if Sunday:</text:span></text:p>
      <text:p text:style-name="Normal"><text:span text:style-name="T6">   read a book:</text:span></text:p>
      <text:p text:style-name="Normal"><text:span text:style-name="T7">else:</text:span></text:p>
      <text:p text:style-name="Normal"><text:span text:style-name="T8"><text:s text:c="3"/>going <text:s text:c="2"/>work:</text:span></text:p>
      <text:p text:style-name="Normal"><text:span text:style-name="T9">End:</text:span></text:p>
      <text:p text:style-name="Normal"><draw:frame draw:z-index="251658240" draw:id="id0" draw:style-name="a0" draw:name="Picture 1" text:anchor-type="as-char" svg:x="0in" svg:y="0in" svg:width="6.24167in" svg:height="4.51667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10">1. Draw flowchart</text:span></text:p>
      <text:p text:style-name="Normal"/>
      <text:p text:style-name="Normal"><text:span text:style-name="T11">Start Morning: <text:s text:c="10"/></text:span></text:p>
      <text:p text:style-name="Normal"><text:span text:style-name="T12">if Saturday:</text:span></text:p>
      <text:p text:style-name="Normal"><text:span text:style-name="T13"><text:s text:c="4"/>if time &lt; 13:00:</text:span></text:p>
      <text:p text:style-name="Normal"><text:span text:style-name="T14"><text:s text:c="6"/>going in fishing:</text:span></text:p>
      <text:p text:style-name="Normal"><text:span text:style-name="T15"><text:s text:c="3"/></text:span><text:span text:style-name="T16">else if time = 18:00</text:span></text:p>
      <text:soft-page-break/>
      <text:p text:style-name="Normal"><text:span text:style-name="T17"><text:s text:c="6"/>watch football: <text:s text:c="3"/></text:span></text:p>
      <text:p text:style-name="Normal"><text:span text:style-name="T18">else if Sunday:</text:span></text:p>
      <text:p text:style-name="Normal"><text:span text:style-name="T19"><text:s text:c="5"/>while time &lt; 15:00:</text:span></text:p>
      <text:p text:style-name="Normal"><text:span text:style-name="T20"><text:s text:c="7"/>read a book:</text:span></text:p>
      <text:p text:style-name="Normal"><text:span text:style-name="T21"><text:s text:c="5"/>else:</text:span></text:p>
      <text:p text:style-name="Normal"><text:span text:style-name="T22"><text:s text:c="7"/>watch TV:</text:span></text:p>
      <text:p text:style-name="Normal"><text:span text:style-name="T23">else:</text:span></text:p>
      <text:p text:style-name="Normal"><text:span text:style-name="T24"><text:s text:c="3"/>going <text:s text:c="2"/>work:</text:span></text:p>
      <text:p text:style-name="Normal"><text:span text:style-name="T25">End:</text:span></text:p>
      <text:p text:style-name="Normal"><draw:connector draw:type="line" svg:x1="5.425in" svg:y1="2.35486in" svg:x2="5.425in" svg:y2="3.63819in" draw:z-index="251661312" draw:id="id1" draw:style-name="a1" draw:name="Straight Connector 2" text:anchor-type="paragraph"><svg:title/><svg:desc/></draw:connector><draw:connector draw:type="line" svg:x1="4.50833in" svg:y1="3.30486in" svg:x2="4.78333in" svg:y2="3.49653in" draw:z-index="251659264" draw:id="id2" draw:style-name="a2" draw:name="Straight Connector 1" text:anchor-type="paragraph"><svg:title/><svg:desc/></draw:connector><draw:frame draw:z-index="251658240" draw:id="id3" draw:style-name="a3" draw:name="Picture 2" text:anchor-type="as-char" svg:x="0in" svg:y="0in" svg:width="6in" svg:height="3.91667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26">2. Draw flowchart</text:span></text:p>
      <text:p text:style-name="Normal"><text:span text:style-name="T27">Start:</text:span></text:p>
      <text:p text:style-name="Normal"><text:span text:style-name="T28">if time=13:00:</text:span></text:p>
      <text:p text:style-name="Normal"><text:span text:style-name="T29"><text:s text:c="4"/>start lunch:</text:span></text:p>
      <text:p text:style-name="Normal"><text:span text:style-name="T30">else if time = 14:00:</text:span></text:p>
      <text:p text:style-name="Normal"><text:span text:style-name="T31"><text:s text:c="4"/>end lunch:</text:span></text:p>
      <text:p text:style-name="Normal"><text:span text:style-name="T32">else:</text:span></text:p>
      <text:p text:style-name="Normal"><text:span text:style-name="T33"><text:s text:c="3"/>while time&lt;18:00</text:span></text:p>
      <text:p text:style-name="Normal"><text:span text:style-name="T34"><text:s text:c="5"/>if time = 16:00:</text:span></text:p>
      <text:p text:style-name="Normal"><text:span text:style-name="T35"><text:s text:c="7"/>meeting:</text:span></text:p>
      <text:p text:style-name="Normal"><text:span text:style-name="T36"><text:s text:c="5"/>else:</text:span></text:p>
      <text:soft-page-break/>
      <text:p text:style-name="Normal"><text:span text:style-name="T37"><text:s text:c="6"/>work:</text:span></text:p>
      <text:p text:style-name="Normal"><text:span text:style-name="T38"><text:s text:c="3"/>else:</text:span></text:p>
      <text:p text:style-name="Normal"><text:span text:style-name="T39"><text:s text:c="5"/>home:</text:span></text:p>
      <text:p text:style-name="Normal"><text:span text:style-name="T40">End:</text:span></text:p>
      <text:p text:style-name="Normal"/>
      <text:p text:style-name="Normal"><draw:frame draw:z-index="251658240" draw:id="id4" draw:style-name="a4" draw:name="Picture 3" text:anchor-type="as-char" svg:x="0in" svg:y="0in" svg:width="6in" svg:height="8.40833in" style:rel-width="scale" style:rel-height="scale"><draw:object-ole draw:class-id="00000315-0000-0000-C000-000000000046" xlink:href="Object 3" xlink:type="simple" xlink:show="embed" xlink:actuate="onLoad"/><draw:image xlink:href="ObjectReplacements/Object 3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41">3. Create psedocode</text:span></text:p>
      <text:p text:style-name="Normal"/>
      <text:p text:style-name="Normal"/>
      <text:p text:style-name="Normal"><draw:frame draw:z-index="251658240" draw:id="id5" draw:style-name="a5" draw:name="Picture 4" text:anchor-type="as-char" svg:x="0in" svg:y="0in" svg:width="3.56667in" svg:height="5.56667in" style:rel-width="scale" style:rel-height="scale"><draw:object-ole draw:class-id="00000315-0000-0000-C000-000000000046" xlink:href="Object 4" xlink:type="simple" xlink:show="embed" xlink:actuate="onLoad"/><draw:image xlink:href="ObjectReplacements/Object 4" xlink:type="simple" xlink:show="embed" xlink:actuate="onLoad"/><svg:title/><svg:desc/></draw:frame></text:p>
      <text:p text:style-name="Normal"><text:span text:style-name="T42">Start:</text:span></text:p>
      <text:p text:style-name="Normal"><text:span text:style-name="T43">Read A,</text:span></text:p>
      <text:p text:style-name="Normal"><text:span text:style-name="T44">Read<text:s/></text:span><text:span text:style-name="T45">B,</text:span></text:p>
      <text:p text:style-name="Normal"><text:span text:style-name="T46">Read C,</text:span></text:p>
      <text:p text:style-name="Normal"><text:span text:style-name="T47">if A+B* C &gt; 100,</text:span></text:p>
      <text:p text:style-name="Normal"><text:span text:style-name="T48"><text:tab/>A=B</text:span></text:p>
      <text:p text:style-name="Normal"><text:span text:style-name="T49"><text:tab/>C=10</text:span></text:p>
      <text:p text:style-name="Normal"><text:span text:style-name="T50"><text:tab/>while <text:s/>A &gt; 0,</text:span></text:p>
      <text:p text:style-name="Normal"><text:span text:style-name="T51"><text:tab/></text:span><text:span text:style-name="T52"><text:tab/>A = A - 1,</text:span></text:p>
      <text:soft-page-break/>
      <text:p text:style-name="Normal"><text:span text:style-name="T53"><text:tab/>else</text:span></text:p>
      <text:p text:style-name="Normal"><text:span text:style-name="T54"><text:tab/></text:span><text:span text:style-name="T55"><text:tab/>C = B + 1,</text:span></text:p>
      <text:p text:style-name="Normal"><text:span text:style-name="T56">End</text:span></text:p>
      <text:p text:style-name="P57"/>
      <text:p text:style-name="Normal"/>
      <text:p text:style-name="Normal"/>
      <text:p text:style-name="Normal"><text:span text:style-name="T58">Good job<text:s/></text:span><text:span text:style-name="T59">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lfaen" svg:font-family="Sylfaen" style:font-family-generic="roman" style:font-pitch="variable" svg:panose-1="1 10 5 2 5 3 6 3 3 3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er</dc:creator>
    <meta:creation-date>2021-10-24T13:31:00Z</meta:creation-date>
    <dc:date>2021-10-24T13:34:00Z</dc:date>
    <meta:template xlink:href="Normal" xlink:type="simple"/>
    <meta:editing-cycles>2</meta:editing-cycles>
    <meta:editing-duration>PT180S</meta:editing-duration>
    <meta:document-statistic meta:page-count="6" meta:paragraph-count="1" meta:word-count="129" meta:character-count="867" meta:row-count="6" meta:non-whitespace-character-count="739"/>
  </office:meta>
</office:document-meta>
</file>